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2])" office:value-type="time" office:time-value="PT00H50M00S">
            <text:p>00.5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/>
          <table:table-cell table:style-name="ce2" office:value-type="string">
            <text:p>lavoro REAR</text:p>
          </table:table-cell>
          <table:table-cell table:style-name="ce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 table:number-rows-repeated="65418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0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6T10:20:13</dc:date>
    <dc:creator>Daniele Ferro</dc:creator>
    <meta:editing-duration>PT65H48M59S</meta:editing-duration>
    <meta:editing-cycles>132</meta:editing-cycles>
    <meta:generator>OpenOffice.org/3.1$Linux OpenOffice.org_project/310m19$Build-9420</meta:generator>
    <meta:document-statistic meta:table-count="3" meta:cell-count="488" meta:object-count="0"/>
  </office:meta>
</office:document-meta>
</file>